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0016" calcext:value-type="float">
            <text:p>92.3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7992" calcext:value-type="float">
            <text:p>92.1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408" calcext:value-type="float">
            <text:p>92.0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432" calcext:value-type="float">
            <text:p>91.7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8104" calcext:value-type="float">
            <text:p>90.7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5072" calcext:value-type="float">
            <text:p>84.0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2224" calcext:value-type="float">
            <text:p>81.8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0096" calcext:value-type="float">
            <text:p>73.9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7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8736" calcext:value-type="float">
            <text:p>59.2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9072" calcext:value-type="float">
            <text:p>55.0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2202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